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-1" style:family="table-column">
      <style:table-column-properties style:column-width="0.54in"/>
    </style:style>
    <style:style style:name="TBL_0_0_col_0" style:family="table-column">
      <style:table-column-properties style:column-width="0.06in"/>
    </style:style>
    <style:style style:name="TBL_0_0_col_1" style:family="table-column">
      <style:table-column-properties style:column-width="0.77in"/>
    </style:style>
    <style:style style:name="TBL_0_0_col_2" style:family="table-column">
      <style:table-column-properties style:column-width="0.15in"/>
    </style:style>
    <style:style style:name="TBL_0_0_col_3" style:family="table-column">
      <style:table-column-properties style:column-width="1.09in"/>
    </style:style>
    <style:style style:name="TBL_0_0_col_4" style:family="table-column">
      <style:table-column-properties style:column-width="1.02in"/>
    </style:style>
    <style:style style:name="TBL_0_0_col_5" style:family="table-column">
      <style:table-column-properties style:column-width="0.63in"/>
    </style:style>
    <style:style style:name="TBL_0_0_col_6" style:family="table-column">
      <style:table-column-properties style:column-width="0.75in"/>
    </style:style>
    <style:style style:name="TBL_0_0_col_7" style:family="table-column">
      <style:table-column-properties style:column-width="1.01in"/>
    </style:style>
    <style:style style:name="TBL_0_0_col_8" style:family="table-column">
      <style:table-column-properties style:column-width="1.38in"/>
    </style:style>
    <style:style style:name="TBL_0_0_col_9" style:family="table-column">
      <style:table-column-properties style:column-width="0.23in"/>
    </style:style>
    <style:style style:name="TBL_0_0_col_10" style:family="table-column">
      <style:table-column-properties style:column-width="0.01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4.0pt" style:font-size-asian="14.0pt" style:font-size-complex="14.0pt" fo:font-weight="bold" style:text-underline-type="single">
</style:text-properties>
    </style:style>
    <style:style style:name="TBL_0_0_row_1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fo:wrap-option="wrap" style:shrink-to-fit="false" style:vertical-align="top"/>
      <style:paragraph-properties fo:text-align="start"/>
    </style:style>
    <style:style style:name="TBL_0_0_row_2" style:family="table-row">
      <style:table-row-properties style:use-optimal-row-height="false" style:row-height="0.27in"/>
    </style:style>
    <style:style style:name="TBL_0_0_row_3" style:family="table-row">
      <style:table-row-properties style:use-optimal-row-height="false" style:row-height="0.01in"/>
    </style:style>
    <style:style style:name="C3" style:family="table-cell">
      <style:table-cell-properties fo:wrap-option="wrap" style:shrink-to-fit="false" fo:background-color="#FFFFFF" fo:border-top="0.013888888888888888in solid #000000" fo:padding-top="0.0in" fo:padding-left="0.0in" fo:padding-bottom="0.0in" fo:padding-right="0.0in" style:vertical-align="top"/>
      <style:paragraph-properties fo:text-align="start"/>
    </style:style>
    <style:style style:name="TBL_0_0_row_4" style:family="table-row">
      <style:table-row-properties style:use-optimal-row-height="false" style:row-height="0.25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1in"/>
    </style:style>
    <style:style style:name="TBL_0_0_row_7" style:family="table-row">
      <style:table-row-properties style:use-optimal-row-height="false" style:row-height="0.01in"/>
    </style:style>
    <style:style style:name="TBL_0_0_row_8" style:family="table-row">
      <style:table-row-properties style:use-optimal-row-height="false" style:row-height="0.25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3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25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01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25in"/>
    </style:style>
    <style:style style:name="TBL_0_0_row_17" style:family="table-row">
      <style:table-row-properties style:use-optimal-row-height="false" style:row-height="0.01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01in"/>
    </style:style>
    <style:style style:name="TBL_0_0_row_20" style:family="table-row">
      <style:table-row-properties style:use-optimal-row-height="false" style:row-height="0.25in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0.01in"/>
    </style:style>
    <style:style style:name="TBL_0_0_row_23" style:family="table-row">
      <style:table-row-properties style:use-optimal-row-height="false" style:row-height="0.01in"/>
    </style:style>
    <style:style style:name="TBL_0_0_row_24" style:family="table-row">
      <style:table-row-properties style:use-optimal-row-height="false" style:row-height="0.25in"/>
    </style:style>
    <style:style style:name="TBL_0_0_row_25" style:family="table-row">
      <style:table-row-properties style:use-optimal-row-height="false" style:row-height="0.01in"/>
    </style:style>
    <style:style style:name="TBL_0_0_row_26" style:family="table-row">
      <style:table-row-properties style:use-optimal-row-height="false" style:row-height="0.01in"/>
    </style:style>
    <style:style style:name="TBL_0_0_row_27" style:family="table-row">
      <style:table-row-properties style:use-optimal-row-height="false" style:row-height="0.01in"/>
    </style:style>
    <style:style style:name="TBL_0_0_row_28" style:family="table-row">
      <style:table-row-properties style:use-optimal-row-height="false" style:row-height="0.25in"/>
    </style:style>
    <style:style style:name="TBL_0_0_row_29" style:family="table-row">
      <style:table-row-properties style:use-optimal-row-height="false" style:row-height="0.01in"/>
    </style:style>
    <style:style style:name="TBL_0_0_row_30" style:family="table-row">
      <style:table-row-properties style:use-optimal-row-height="false" style:row-height="0.01in"/>
    </style:style>
    <style:style style:name="TBL_0_0_row_31" style:family="table-row">
      <style:table-row-properties style:use-optimal-row-height="false" style:row-height="0.01in"/>
    </style:style>
    <style:style style:name="TBL_0_0_row_32" style:family="table-row">
      <style:table-row-properties style:use-optimal-row-height="false" style:row-height="0.25in"/>
    </style:style>
    <style:style style:name="TBL_0_0_row_33" style:family="table-row">
      <style:table-row-properties style:use-optimal-row-height="false" style:row-height="0.01in"/>
    </style:style>
    <style:style style:name="TBL_0_0_row_34" style:family="table-row">
      <style:table-row-properties style:use-optimal-row-height="false" style:row-height="0.01in"/>
    </style:style>
    <style:style style:name="TBL_0_0_row_35" style:family="table-row">
      <style:table-row-properties style:use-optimal-row-height="false" style:row-height="0.01in"/>
    </style:style>
    <style:style style:name="TBL_0_0_row_36" style:family="table-row">
      <style:table-row-properties style:use-optimal-row-height="false" style:row-height="0.25in"/>
    </style:style>
    <style:style style:name="TBL_0_0_row_37" style:family="table-row">
      <style:table-row-properties style:use-optimal-row-height="false" style:row-height="0.01in"/>
    </style:style>
    <style:style style:name="TBL_0_0_row_38" style:family="table-row">
      <style:table-row-properties style:use-optimal-row-height="false" style:row-height="0.01in"/>
    </style:style>
    <style:style style:name="TBL_0_0_row_39" style:family="table-row">
      <style:table-row-properties style:use-optimal-row-height="false" style:row-height="0.01in"/>
    </style:style>
    <style:style style:name="TBL_0_0_row_40" style:family="table-row">
      <style:table-row-properties style:use-optimal-row-height="false" style:row-height="0.25in"/>
    </style:style>
    <style:style style:name="TBL_0_0_row_41" style:family="table-row">
      <style:table-row-properties style:use-optimal-row-height="false" style:row-height="0.01in"/>
    </style:style>
    <style:style style:name="TBL_0_0_row_42" style:family="table-row">
      <style:table-row-properties style:use-optimal-row-height="false" style:row-height="0.01in"/>
    </style:style>
    <style:style style:name="TBL_0_0_row_43" style:family="table-row">
      <style:table-row-properties style:use-optimal-row-height="false" style:row-height="0.01in"/>
    </style:style>
    <style:style style:name="TBL_0_0_row_44" style:family="table-row">
      <style:table-row-properties style:use-optimal-row-height="false" style:row-height="0.25in"/>
    </style:style>
    <style:style style:name="TBL_0_0_row_45" style:family="table-row">
      <style:table-row-properties style:use-optimal-row-height="false" style:row-height="0.01in"/>
    </style:style>
    <style:style style:name="TBL_0_0_row_46" style:family="table-row">
      <style:table-row-properties style:use-optimal-row-height="false" style:row-height="0.01in"/>
    </style:style>
    <style:style style:name="TBL_0_0_row_47" style:family="table-row">
      <style:table-row-properties style:use-optimal-row-height="false" style:row-height="0.01in"/>
    </style:style>
    <style:style style:name="TBL_0_0_row_48" style:family="table-row">
      <style:table-row-properties style:use-optimal-row-height="false" style:row-height="0.25in"/>
    </style:style>
    <style:style style:name="TBL_0_0_row_49" style:family="table-row">
      <style:table-row-properties style:use-optimal-row-height="false" style:row-height="0.01in"/>
    </style:style>
    <style:style style:name="TBL_0_0_row_50" style:family="table-row">
      <style:table-row-properties style:use-optimal-row-height="false" style:row-height="0.01in"/>
    </style:style>
    <style:style style:name="TBL_0_0_row_51" style:family="table-row">
      <style:table-row-properties style:use-optimal-row-height="false" style:row-height="0.01in"/>
    </style:style>
    <style:style style:name="TBL_0_0_row_52" style:family="table-row">
      <style:table-row-properties style:use-optimal-row-height="false" style:row-height="0.25in"/>
    </style:style>
    <style:style style:name="TBL_0_0_row_53" style:family="table-row">
      <style:table-row-properties style:use-optimal-row-height="false" style:row-height="0.01in"/>
    </style:style>
    <style:style style:name="TBL_0_0_row_54" style:family="table-row">
      <style:table-row-properties style:use-optimal-row-height="false" style:row-height="0.01in"/>
    </style:style>
    <style:style style:name="TBL_0_0_row_55" style:family="table-row">
      <style:table-row-properties style:use-optimal-row-height="false" style:row-height="0.01in"/>
    </style:style>
    <style:style style:name="TBL_0_0_row_56" style:family="table-row">
      <style:table-row-properties style:use-optimal-row-height="false" style:row-height="0.25in"/>
    </style:style>
    <style:style style:name="TBL_0_0_row_57" style:family="table-row">
      <style:table-row-properties style:use-optimal-row-height="false" style:row-height="0.01in"/>
    </style:style>
    <style:style style:name="TBL_0_0_row_58" style:family="table-row">
      <style:table-row-properties style:use-optimal-row-height="false" style:row-height="0.01in"/>
    </style:style>
    <style:style style:name="TBL_0_0_row_59" style:family="table-row">
      <style:table-row-properties style:use-optimal-row-height="false" style:row-height="0.01in"/>
    </style:style>
    <style:style style:name="TBL_0_0_row_60" style:family="table-row">
      <style:table-row-properties style:use-optimal-row-height="false" style:row-height="0.25in"/>
    </style:style>
    <style:style style:name="TBL_0_0_row_61" style:family="table-row">
      <style:table-row-properties style:use-optimal-row-height="false" style:row-height="0.01in"/>
    </style:style>
    <style:style style:name="TBL_0_0_row_62" style:family="table-row">
      <style:table-row-properties style:use-optimal-row-height="false" style:row-height="0.01in"/>
    </style:style>
    <style:style style:name="TBL_0_0_row_63" style:family="table-row">
      <style:table-row-properties style:use-optimal-row-height="false" style:row-height="0.01in"/>
    </style:style>
    <style:style style:name="TBL_0_0_row_64" style:family="table-row">
      <style:table-row-properties style:use-optimal-row-height="false" style:row-height="0.25in"/>
    </style:style>
    <style:style style:name="TBL_0_0_row_65" style:family="table-row">
      <style:table-row-properties style:use-optimal-row-height="false" style:row-height="0.01in"/>
    </style:style>
    <style:style style:name="TBL_0_0_row_66" style:family="table-row">
      <style:table-row-properties style:use-optimal-row-height="false" style:row-height="0.01in"/>
    </style:style>
    <style:style style:name="TBL_0_0_row_67" style:family="table-row">
      <style:table-row-properties style:use-optimal-row-height="false" style:row-height="0.01in"/>
    </style:style>
    <style:style style:name="TBL_0_0_row_68" style:family="table-row">
      <style:table-row-properties style:use-optimal-row-height="false" style:row-height="0.25in"/>
    </style:style>
    <style:style style:name="TBL_0_0_row_69" style:family="table-row">
      <style:table-row-properties style:use-optimal-row-height="false" style:row-height="0.01in"/>
    </style:style>
    <style:style style:name="TBL_0_0_row_70" style:family="table-row">
      <style:table-row-properties style:use-optimal-row-height="false" style:row-height="0.01in"/>
    </style:style>
    <style:style style:name="TBL_0_0_row_71" style:family="table-row">
      <style:table-row-properties style:use-optimal-row-height="false" style:row-height="0.01in"/>
    </style:style>
    <style:style style:name="TBL_0_0_row_72" style:family="table-row">
      <style:table-row-properties style:use-optimal-row-height="false" style:row-height="0.25in"/>
    </style:style>
    <style:style style:name="TBL_0_0_row_73" style:family="table-row">
      <style:table-row-properties style:use-optimal-row-height="false" style:row-height="0.01in"/>
    </style:style>
    <style:style style:name="TBL_0_0_row_74" style:family="table-row">
      <style:table-row-properties style:use-optimal-row-height="false" style:row-height="0.01in"/>
    </style:style>
    <style:style style:name="TBL_0_0_row_75" style:family="table-row">
      <style:table-row-properties style:use-optimal-row-height="false" style:row-height="0.01in"/>
    </style:style>
    <style:style style:name="TBL_0_0_row_76" style:family="table-row">
      <style:table-row-properties style:use-optimal-row-height="false" style:row-height="0.25in"/>
    </style:style>
    <style:style style:name="TBL_0_0_row_77" style:family="table-row">
      <style:table-row-properties style:use-optimal-row-height="false" style:row-height="0.01in"/>
    </style:style>
    <style:style style:name="TBL_0_0_row_78" style:family="table-row">
      <style:table-row-properties style:use-optimal-row-height="false" style:row-height="0.01in"/>
    </style:style>
    <style:style style:name="TBL_0_0_row_79" style:family="table-row">
      <style:table-row-properties style:use-optimal-row-height="false" style:row-height="0.01in"/>
    </style:style>
    <style:style style:name="TBL_0_0_row_80" style:family="table-row">
      <style:table-row-properties style:use-optimal-row-height="false" style:row-height="0.25in"/>
    </style:style>
    <style:style style:name="TBL_0_0_row_81" style:family="table-row">
      <style:table-row-properties style:use-optimal-row-height="false" style:row-height="0.01in"/>
    </style:style>
    <style:style style:name="TBL_0_0_row_82" style:family="table-row">
      <style:table-row-properties style:use-optimal-row-height="false" style:row-height="0.01in"/>
    </style:style>
    <style:style style:name="TBL_0_0_row_83" style:family="table-row">
      <style:table-row-properties style:use-optimal-row-height="false" style:row-height="0.01in"/>
    </style:style>
    <style:style style:name="TBL_0_0_row_84" style:family="table-row">
      <style:table-row-properties style:use-optimal-row-height="false" style:row-height="0.25in"/>
    </style:style>
    <style:style style:name="TBL_0_0_row_85" style:family="table-row">
      <style:table-row-properties style:use-optimal-row-height="false" style:row-height="0.01in"/>
    </style:style>
    <style:style style:name="TBL_0_0_row_86" style:family="table-row">
      <style:table-row-properties style:use-optimal-row-height="false" style:row-height="0.01in"/>
    </style:style>
    <style:style style:name="TBL_0_0_row_87" style:family="table-row">
      <style:table-row-properties style:use-optimal-row-height="false" style:row-height="0.01in"/>
    </style:style>
    <style:style style:name="TBL_0_0_row_88" style:family="table-row">
      <style:table-row-properties style:use-optimal-row-height="false" style:row-height="0.25in"/>
    </style:style>
    <style:style style:name="TBL_0_0_row_89" style:family="table-row">
      <style:table-row-properties style:use-optimal-row-height="false" style:row-height="0.01in"/>
    </style:style>
    <style:style style:name="TBL_0_0_row_90" style:family="table-row">
      <style:table-row-properties style:use-optimal-row-height="false" style:row-height="0.01in"/>
    </style:style>
    <style:style style:name="TBL_0_0_row_91" style:family="table-row">
      <style:table-row-properties style:use-optimal-row-height="false" style:row-height="0.01in"/>
    </style:style>
    <style:style style:name="TBL_0_0_row_92" style:family="table-row">
      <style:table-row-properties style:use-optimal-row-height="false" style:row-height="0.25in"/>
    </style:style>
    <style:style style:name="TBL_0_0_row_93" style:family="table-row">
      <style:table-row-properties style:use-optimal-row-height="false" style:row-height="0.01in"/>
    </style:style>
    <style:style style:name="TBL_0_0_row_94" style:family="table-row">
      <style:table-row-properties style:use-optimal-row-height="false" style:row-height="0.01in"/>
    </style:style>
    <style:style style:name="TBL_0_0_row_95" style:family="table-row">
      <style:table-row-properties style:use-optimal-row-height="false" style:row-height="0.01in"/>
    </style:style>
    <style:style style:name="TBL_0_0_row_96" style:family="table-row">
      <style:table-row-properties style:use-optimal-row-height="false" style:row-height="0.25in"/>
    </style:style>
    <style:style style:name="TBL_0_0_row_97" style:family="table-row">
      <style:table-row-properties style:use-optimal-row-height="false" style:row-height="0.01in"/>
    </style:style>
    <style:style style:name="TBL_0_0_row_98" style:family="table-row">
      <style:table-row-properties style:use-optimal-row-height="false" style:row-height="0.01in"/>
    </style:style>
    <style:style style:name="TBL_0_0_row_99" style:family="table-row">
      <style:table-row-properties style:use-optimal-row-height="false" style:row-height="0.01in"/>
    </style:style>
    <style:style style:name="TBL_0_0_row_100" style:family="table-row">
      <style:table-row-properties style:use-optimal-row-height="false" style:row-height="0.25in"/>
    </style:style>
    <style:style style:name="TBL_0_0_row_101" style:family="table-row">
      <style:table-row-properties style:use-optimal-row-height="false" style:row-height="0.01in"/>
    </style:style>
    <style:style style:name="TBL_0_0_row_102" style:family="table-row">
      <style:table-row-properties style:use-optimal-row-height="false" style:row-height="0.01in"/>
    </style:style>
    <style:style style:name="TBL_0_0_row_103" style:family="table-row">
      <style:table-row-properties style:use-optimal-row-height="false" style:row-height="0.01in"/>
    </style:style>
    <style:style style:name="TBL_0_0_row_104" style:family="table-row">
      <style:table-row-properties style:use-optimal-row-height="false" style:row-height="0.25in"/>
    </style:style>
    <style:style style:name="TBL_0_0_row_105" style:family="table-row">
      <style:table-row-properties style:use-optimal-row-height="false" style:row-height="0.01in"/>
    </style:style>
    <style:style style:name="TBL_0_0_row_106" style:family="table-row">
      <style:table-row-properties style:use-optimal-row-height="false" style:row-height="0.01in"/>
    </style:style>
    <style:style style:name="TBL_0_0_row_107" style:family="table-row">
      <style:table-row-properties style:use-optimal-row-height="false" style:row-height="0.01in"/>
    </style:style>
    <style:style style:name="TBL_0_0_row_108" style:family="table-row">
      <style:table-row-properties style:use-optimal-row-height="false" style:row-height="0.25in"/>
    </style:style>
    <style:style style:name="TBL_0_0_row_109" style:family="table-row">
      <style:table-row-properties style:use-optimal-row-height="false" style:row-height="0.01in"/>
    </style:style>
    <style:style style:name="TBL_0_0_row_110" style:family="table-row">
      <style:table-row-properties style:use-optimal-row-height="false" style:row-height="0.01in"/>
    </style:style>
    <style:style style:name="TBL_0_0_row_111" style:family="table-row">
      <style:table-row-properties style:use-optimal-row-height="false" style:row-height="0.01in"/>
    </style:style>
    <style:style style:name="TBL_0_0_row_112" style:family="table-row">
      <style:table-row-properties style:use-optimal-row-height="false" style:row-height="0.25in"/>
    </style:style>
    <style:style style:name="TBL_0_0_row_113" style:family="table-row">
      <style:table-row-properties style:use-optimal-row-height="false" style:row-height="0.01in"/>
    </style:style>
    <style:style style:name="TBL_0_0_row_114" style:family="table-row">
      <style:table-row-properties style:use-optimal-row-height="false" style:row-height="0.01in"/>
    </style:style>
    <style:style style:name="TBL_0_0_row_115" style:family="table-row">
      <style:table-row-properties style:use-optimal-row-height="false" style:row-height="0.01in"/>
    </style:style>
    <style:style style:name="TBL_0_0_row_116" style:family="table-row">
      <style:table-row-properties style:use-optimal-row-height="false" style:row-height="0.25in"/>
    </style:style>
    <style:style style:name="TBL_0_0_row_117" style:family="table-row">
      <style:table-row-properties style:use-optimal-row-height="false" style:row-height="0.01in"/>
    </style:style>
    <style:style style:name="TBL_0_0_row_118" style:family="table-row">
      <style:table-row-properties style:use-optimal-row-height="false" style:row-height="0.01in"/>
    </style:style>
    <style:style style:name="TBL_0_0_row_119" style:family="table-row">
      <style:table-row-properties style:use-optimal-row-height="false" style:row-height="0.01in"/>
    </style:style>
    <style:style style:name="TBL_0_0_row_120" style:family="table-row">
      <style:table-row-properties style:use-optimal-row-height="false" style:row-height="0.25in"/>
    </style:style>
    <style:style style:name="TBL_0_0_row_121" style:family="table-row">
      <style:table-row-properties style:use-optimal-row-height="false" style:row-height="0.01in"/>
    </style:style>
    <style:style style:name="TBL_0_0_row_122" style:family="table-row">
      <style:table-row-properties style:use-optimal-row-height="false" style:row-height="0.01in"/>
    </style:style>
    <style:style style:name="TBL_0_0_row_123" style:family="table-row">
      <style:table-row-properties style:use-optimal-row-height="false" style:row-height="0.01in"/>
    </style:style>
    <style:style style:name="TBL_0_0_row_124" style:family="table-row">
      <style:table-row-properties style:use-optimal-row-height="false" style:row-height="0.25in"/>
    </style:style>
    <style:style style:name="TBL_0_0_row_125" style:family="table-row">
      <style:table-row-properties style:use-optimal-row-height="false" style:row-height="0.01in"/>
    </style:style>
    <style:style style:name="TBL_0_0_row_126" style:family="table-row">
      <style:table-row-properties style:use-optimal-row-height="false" style:row-height="0.01in"/>
    </style:style>
    <style:style style:name="TBL_0_0_row_127" style:family="table-row">
      <style:table-row-properties style:use-optimal-row-height="false" style:row-height="0.01in"/>
    </style:style>
    <style:style style:name="TBL_0_0_row_128" style:family="table-row">
      <style:table-row-properties style:use-optimal-row-height="false" style:row-height="0.25in"/>
    </style:style>
    <style:style style:name="TBL_0_0_row_129" style:family="table-row">
      <style:table-row-properties style:use-optimal-row-height="false" style:row-height="0.01in"/>
    </style:style>
    <style:style style:name="TBL_0_0_row_130" style:family="table-row">
      <style:table-row-properties style:use-optimal-row-height="false" style:row-height="0.01in"/>
    </style:style>
    <style:style style:name="TBL_0_0_row_131" style:family="table-row">
      <style:table-row-properties style:use-optimal-row-height="false" style:row-height="0.18in"/>
    </style:style>
    <style:style style:name="T2" style:family="text">
      <style:text-properties style:font-name="SansSerif" fo:font-size="8.0pt" style:font-size-asian="8.0pt" style:font-size-complex="8.0pt" fo:font-style="italic">
</style:text-properties>
    </style:style>
    <style:style style:name="TBL_0_0_row_132" style:family="table-row">
      <style:table-row-properties style:use-optimal-row-height="false" style:row-height="0.27in"/>
    </style:style>
    <style:style style:name="TBL_0_0_row_133" style:family="table-row">
      <style:table-row-properties style:use-optimal-row-height="false" style:row-height="0.27in"/>
    </style:style>
    <style:style style:name="TBL_0_0_row_134" style:family="table-row">
      <style:table-row-properties style:use-optimal-row-height="false" style:row-height="0.01in"/>
    </style:style>
    <style:style style:name="TBL_0_0_row_135" style:family="table-row">
      <style:table-row-properties style:use-optimal-row-height="false" style:row-height="0.25in"/>
    </style:style>
    <style:style style:name="TBL_0_0_row_136" style:family="table-row">
      <style:table-row-properties style:use-optimal-row-height="false" style:row-height="0.01in"/>
    </style:style>
    <style:style style:name="TBL_0_0_row_137" style:family="table-row">
      <style:table-row-properties style:use-optimal-row-height="false" style:row-height="0.01in"/>
    </style:style>
    <style:style style:name="TBL_0_0_row_138" style:family="table-row">
      <style:table-row-properties style:use-optimal-row-height="false" style:row-height="0.01in"/>
    </style:style>
    <style:style style:name="TBL_0_0_row_139" style:family="table-row">
      <style:table-row-properties style:use-optimal-row-height="false" style:row-height="0.25in"/>
    </style:style>
    <style:style style:name="TBL_0_0_row_140" style:family="table-row">
      <style:table-row-properties style:use-optimal-row-height="false" style:row-height="0.01in"/>
    </style:style>
    <style:style style:name="TBL_0_0_row_141" style:family="table-row">
      <style:table-row-properties style:use-optimal-row-height="false" style:row-height="0.01in"/>
    </style:style>
    <style:style style:name="TBL_0_0_row_142" style:family="table-row">
      <style:table-row-properties style:use-optimal-row-height="false" style:row-height="0.01in"/>
    </style:style>
    <style:style style:name="TBL_0_0_row_143" style:family="table-row">
      <style:table-row-properties style:use-optimal-row-height="false" style:row-height="0.25in"/>
    </style:style>
    <style:style style:name="TBL_0_0_row_144" style:family="table-row">
      <style:table-row-properties style:use-optimal-row-height="false" style:row-height="0.01in"/>
    </style:style>
    <style:style style:name="TBL_0_0_row_145" style:family="table-row">
      <style:table-row-properties style:use-optimal-row-height="false" style:row-height="0.01in"/>
    </style:style>
    <style:style style:name="TBL_0_0_row_146" style:family="table-row">
      <style:table-row-properties style:use-optimal-row-height="false" style:row-height="0.01in"/>
    </style:style>
    <style:style style:name="TBL_0_0_row_147" style:family="table-row">
      <style:table-row-properties style:use-optimal-row-height="false" style:row-height="0.25in"/>
    </style:style>
    <style:style style:name="TBL_0_0_row_148" style:family="table-row">
      <style:table-row-properties style:use-optimal-row-height="false" style:row-height="0.01in"/>
    </style:style>
    <style:style style:name="TBL_0_0_row_149" style:family="table-row">
      <style:table-row-properties style:use-optimal-row-height="false" style:row-height="0.01in"/>
    </style:style>
    <style:style style:name="TBL_0_0_row_150" style:family="table-row">
      <style:table-row-properties style:use-optimal-row-height="false" style:row-height="0.01in"/>
    </style:style>
    <style:style style:name="TBL_0_0_row_151" style:family="table-row">
      <style:table-row-properties style:use-optimal-row-height="false" style:row-height="0.25in"/>
    </style:style>
    <style:style style:name="TBL_0_0_row_152" style:family="table-row">
      <style:table-row-properties style:use-optimal-row-height="false" style:row-height="0.01in"/>
    </style:style>
    <style:style style:name="TBL_0_0_row_153" style:family="table-row">
      <style:table-row-properties style:use-optimal-row-height="false" style:row-height="0.01in"/>
    </style:style>
    <style:style style:name="TBL_0_0_row_154" style:family="table-row">
      <style:table-row-properties style:use-optimal-row-height="false" style:row-height="0.01in"/>
    </style:style>
    <style:style style:name="TBL_0_0_row_155" style:family="table-row">
      <style:table-row-properties style:use-optimal-row-height="false" style:row-height="0.25in"/>
    </style:style>
    <style:style style:name="TBL_0_0_row_156" style:family="table-row">
      <style:table-row-properties style:use-optimal-row-height="false" style:row-height="0.01in"/>
    </style:style>
    <style:style style:name="TBL_0_0_row_157" style:family="table-row">
      <style:table-row-properties style:use-optimal-row-height="false" style:row-height="0.01in"/>
    </style:style>
    <style:style style:name="TBL_0_0_row_158" style:family="table-row">
      <style:table-row-properties style:use-optimal-row-height="false" style:row-height="0.01in"/>
    </style:style>
    <style:style style:name="TBL_0_0_row_159" style:family="table-row">
      <style:table-row-properties style:use-optimal-row-height="false" style:row-height="0.25in"/>
    </style:style>
    <style:style style:name="TBL_0_0_row_160" style:family="table-row">
      <style:table-row-properties style:use-optimal-row-height="false" style:row-height="0.01in"/>
    </style:style>
    <style:style style:name="TBL_0_0_row_161" style:family="table-row">
      <style:table-row-properties style:use-optimal-row-height="false" style:row-height="0.01in"/>
    </style:style>
    <style:style style:name="TBL_0_0_row_162" style:family="table-row">
      <style:table-row-properties style:use-optimal-row-height="false" style:row-height="0.01in"/>
    </style:style>
    <style:style style:name="TBL_0_0_row_163" style:family="table-row">
      <style:table-row-properties style:use-optimal-row-height="false" style:row-height="0.25in"/>
    </style:style>
    <style:style style:name="TBL_0_0_row_164" style:family="table-row">
      <style:table-row-properties style:use-optimal-row-height="false" style:row-height="0.01in"/>
    </style:style>
    <style:style style:name="TBL_0_0_row_165" style:family="table-row">
      <style:table-row-properties style:use-optimal-row-height="false" style:row-height="0.01in"/>
    </style:style>
    <style:style style:name="TBL_0_0_row_166" style:family="table-row">
      <style:table-row-properties style:use-optimal-row-height="false" style:row-height="0.01in"/>
    </style:style>
    <style:style style:name="TBL_0_0_row_167" style:family="table-row">
      <style:table-row-properties style:use-optimal-row-height="false" style:row-height="0.25in"/>
    </style:style>
    <style:style style:name="TBL_0_0_row_168" style:family="table-row">
      <style:table-row-properties style:use-optimal-row-height="false" style:row-height="0.01in"/>
    </style:style>
    <style:style style:name="TBL_0_0_row_169" style:family="table-row">
      <style:table-row-properties style:use-optimal-row-height="false" style:row-height="0.01in"/>
    </style:style>
    <style:style style:name="TBL_0_0_row_170" style:family="table-row">
      <style:table-row-properties style:use-optimal-row-height="false" style:row-height="0.01in"/>
    </style:style>
    <style:style style:name="TBL_0_0_row_171" style:family="table-row">
      <style:table-row-properties style:use-optimal-row-height="false" style:row-height="0.25in"/>
    </style:style>
    <style:style style:name="TBL_0_0_row_172" style:family="table-row">
      <style:table-row-properties style:use-optimal-row-height="false" style:row-height="0.01in"/>
    </style:style>
    <style:style style:name="TBL_0_0_row_173" style:family="table-row">
      <style:table-row-properties style:use-optimal-row-height="false" style:row-height="0.01in"/>
    </style:style>
    <style:style style:name="TBL_0_0_row_174" style:family="table-row">
      <style:table-row-properties style:use-optimal-row-height="false" style:row-height="0.01in"/>
    </style:style>
    <style:style style:name="TBL_0_0_row_175" style:family="table-row">
      <style:table-row-properties style:use-optimal-row-height="false" style:row-height="0.25in"/>
    </style:style>
    <style:style style:name="TBL_0_0_row_176" style:family="table-row">
      <style:table-row-properties style:use-optimal-row-height="false" style:row-height="0.01in"/>
    </style:style>
    <style:style style:name="TBL_0_0_row_177" style:family="table-row">
      <style:table-row-properties style:use-optimal-row-height="false" style:row-height="0.01in"/>
    </style:style>
    <style:style style:name="TBL_0_0_row_178" style:family="table-row">
      <style:table-row-properties style:use-optimal-row-height="false" style:row-height="0.01in"/>
    </style:style>
    <style:style style:name="TBL_0_0_row_179" style:family="table-row">
      <style:table-row-properties style:use-optimal-row-height="false" style:row-height="0.25in"/>
    </style:style>
    <style:style style:name="TBL_0_0_row_180" style:family="table-row">
      <style:table-row-properties style:use-optimal-row-height="false" style:row-height="0.01in"/>
    </style:style>
    <style:style style:name="TBL_0_0_row_181" style:family="table-row">
      <style:table-row-properties style:use-optimal-row-height="false" style:row-height="0.01in"/>
    </style:style>
    <style:style style:name="TBL_0_0_row_182" style:family="table-row">
      <style:table-row-properties style:use-optimal-row-height="false" style:row-height="0.01in"/>
    </style:style>
    <style:style style:name="TBL_0_0_row_183" style:family="table-row">
      <style:table-row-properties style:use-optimal-row-height="false" style:row-height="0.25in"/>
    </style:style>
    <style:style style:name="TBL_0_0_row_184" style:family="table-row">
      <style:table-row-properties style:use-optimal-row-height="false" style:row-height="0.01in"/>
    </style:style>
    <style:style style:name="TBL_0_0_row_185" style:family="table-row">
      <style:table-row-properties style:use-optimal-row-height="false" style:row-height="0.01in"/>
    </style:style>
    <style:style style:name="TBL_0_0_row_186" style:family="table-row">
      <style:table-row-properties style:use-optimal-row-height="false" style:row-height="0.01in"/>
    </style:style>
    <style:style style:name="TBL_0_0_row_187" style:family="table-row">
      <style:table-row-properties style:use-optimal-row-height="false" style:row-height="0.25in"/>
    </style:style>
    <style:style style:name="TBL_0_0_row_188" style:family="table-row">
      <style:table-row-properties style:use-optimal-row-height="false" style:row-height="0.01in"/>
    </style:style>
    <style:style style:name="TBL_0_0_row_189" style:family="table-row">
      <style:table-row-properties style:use-optimal-row-height="false" style:row-height="0.01in"/>
    </style:style>
    <style:style style:name="TBL_0_0_row_190" style:family="table-row">
      <style:table-row-properties style:use-optimal-row-height="false" style:row-height="0.01in"/>
    </style:style>
    <style:style style:name="TBL_0_0_row_191" style:family="table-row">
      <style:table-row-properties style:use-optimal-row-height="false" style:row-height="0.25in"/>
    </style:style>
    <style:style style:name="TBL_0_0_row_192" style:family="table-row">
      <style:table-row-properties style:use-optimal-row-height="false" style:row-height="0.01in"/>
    </style:style>
    <style:style style:name="TBL_0_0_row_193" style:family="table-row">
      <style:table-row-properties style:use-optimal-row-height="false" style:row-height="0.01in"/>
    </style:style>
    <style:style style:name="TBL_0_0_row_194" style:family="table-row">
      <style:table-row-properties style:use-optimal-row-height="false" style:row-height="0.01in"/>
    </style:style>
    <style:style style:name="TBL_0_0_row_195" style:family="table-row">
      <style:table-row-properties style:use-optimal-row-height="false" style:row-height="0.25in"/>
    </style:style>
    <style:style style:name="TBL_0_0_row_196" style:family="table-row">
      <style:table-row-properties style:use-optimal-row-height="false" style:row-height="0.01in"/>
    </style:style>
    <style:style style:name="TBL_0_0_row_197" style:family="table-row">
      <style:table-row-properties style:use-optimal-row-height="false" style:row-height="0.01in"/>
    </style:style>
    <style:style style:name="TBL_0_0_row_198" style:family="table-row">
      <style:table-row-properties style:use-optimal-row-height="false" style:row-height="0.01in"/>
    </style:style>
    <style:style style:name="TBL_0_0_row_199" style:family="table-row">
      <style:table-row-properties style:use-optimal-row-height="false" style:row-height="0.25in"/>
    </style:style>
    <style:style style:name="TBL_0_0_row_200" style:family="table-row">
      <style:table-row-properties style:use-optimal-row-height="false" style:row-height="0.01in"/>
    </style:style>
    <style:style style:name="TBL_0_0_row_201" style:family="table-row">
      <style:table-row-properties style:use-optimal-row-height="false" style:row-height="0.01in"/>
    </style:style>
    <style:style style:name="TBL_0_0_row_202" style:family="table-row">
      <style:table-row-properties style:use-optimal-row-height="false" style:row-height="0.01in"/>
    </style:style>
    <style:style style:name="TBL_0_0_row_203" style:family="table-row">
      <style:table-row-properties style:use-optimal-row-height="false" style:row-height="0.25in"/>
    </style:style>
    <style:style style:name="TBL_0_0_row_204" style:family="table-row">
      <style:table-row-properties style:use-optimal-row-height="false" style:row-height="0.01in"/>
    </style:style>
    <style:style style:name="TBL_0_0_row_205" style:family="table-row">
      <style:table-row-properties style:use-optimal-row-height="false" style:row-height="0.01in"/>
    </style:style>
    <style:style style:name="TBL_0_0_row_206" style:family="table-row">
      <style:table-row-properties style:use-optimal-row-height="false" style:row-height="0.01in"/>
    </style:style>
    <style:style style:name="TBL_0_0_row_207" style:family="table-row">
      <style:table-row-properties style:use-optimal-row-height="false" style:row-height="0.25in"/>
    </style:style>
    <style:style style:name="TBL_0_0_row_208" style:family="table-row">
      <style:table-row-properties style:use-optimal-row-height="false" style:row-height="0.01in"/>
    </style:style>
    <style:style style:name="TBL_0_0_row_209" style:family="table-row">
      <style:table-row-properties style:use-optimal-row-height="false" style:row-height="0.01in"/>
    </style:style>
    <style:style style:name="TBL_0_0_row_210" style:family="table-row">
      <style:table-row-properties style:use-optimal-row-height="false" style:row-height="0.01in"/>
    </style:style>
    <style:style style:name="TBL_0_0_row_211" style:family="table-row">
      <style:table-row-properties style:use-optimal-row-height="false" style:row-height="0.25in"/>
    </style:style>
    <style:style style:name="TBL_0_0_row_212" style:family="table-row">
      <style:table-row-properties style:use-optimal-row-height="false" style:row-height="0.01in"/>
    </style:style>
    <style:style style:name="TBL_0_0_row_213" style:family="table-row">
      <style:table-row-properties style:use-optimal-row-height="false" style:row-height="0.01in"/>
    </style:style>
    <style:style style:name="TBL_0_0_row_214" style:family="table-row">
      <style:table-row-properties style:use-optimal-row-height="false" style:row-height="0.01in"/>
    </style:style>
    <style:style style:name="TBL_0_0_row_215" style:family="table-row">
      <style:table-row-properties style:use-optimal-row-height="false" style:row-height="0.25in"/>
    </style:style>
    <style:style style:name="TBL_0_0_row_216" style:family="table-row">
      <style:table-row-properties style:use-optimal-row-height="false" style:row-height="0.01in"/>
    </style:style>
    <style:style style:name="TBL_0_0_row_217" style:family="table-row">
      <style:table-row-properties style:use-optimal-row-height="false" style:row-height="0.01in"/>
    </style:style>
    <style:style style:name="TBL_0_0_row_218" style:family="table-row">
      <style:table-row-properties style:use-optimal-row-height="false" style:row-height="0.01in"/>
    </style:style>
    <style:style style:name="TBL_0_0_row_219" style:family="table-row">
      <style:table-row-properties style:use-optimal-row-height="false" style:row-height="0.25in"/>
    </style:style>
    <style:style style:name="TBL_0_0_row_220" style:family="table-row">
      <style:table-row-properties style:use-optimal-row-height="false" style:row-height="0.01in"/>
    </style:style>
    <style:style style:name="TBL_0_0_row_221" style:family="table-row">
      <style:table-row-properties style:use-optimal-row-height="false" style:row-height="0.01in"/>
    </style:style>
    <style:style style:name="TBL_0_0_row_222" style:family="table-row">
      <style:table-row-properties style:use-optimal-row-height="false" style:row-height="0.01in"/>
    </style:style>
    <style:style style:name="TBL_0_0_row_223" style:family="table-row">
      <style:table-row-properties style:use-optimal-row-height="false" style:row-height="0.25in"/>
    </style:style>
    <style:style style:name="TBL_0_0_row_224" style:family="table-row">
      <style:table-row-properties style:use-optimal-row-height="false" style:row-height="0.01in"/>
    </style:style>
    <style:style style:name="TBL_0_0_row_225" style:family="table-row">
      <style:table-row-properties style:use-optimal-row-height="false" style:row-height="0.01in"/>
    </style:style>
    <style:style style:name="TBL_0_0_row_226" style:family="table-row">
      <style:table-row-properties style:use-optimal-row-height="false" style:row-height="0.01in"/>
    </style:style>
    <style:style style:name="TBL_0_0_row_227" style:family="table-row">
      <style:table-row-properties style:use-optimal-row-height="false" style:row-height="0.25in"/>
    </style:style>
    <style:style style:name="TBL_0_0_row_228" style:family="table-row">
      <style:table-row-properties style:use-optimal-row-height="false" style:row-height="0.01in"/>
    </style:style>
    <style:style style:name="TBL_0_0_row_229" style:family="table-row">
      <style:table-row-properties style:use-optimal-row-height="false" style:row-height="0.01in"/>
    </style:style>
    <style:style style:name="TBL_0_0_row_230" style:family="table-row">
      <style:table-row-properties style:use-optimal-row-height="false" style:row-height="0.01in"/>
    </style:style>
    <style:style style:name="TBL_0_0_row_231" style:family="table-row">
      <style:table-row-properties style:use-optimal-row-height="false" style:row-height="0.25in"/>
    </style:style>
    <style:style style:name="TBL_0_0_row_232" style:family="table-row">
      <style:table-row-properties style:use-optimal-row-height="false" style:row-height="0.02in"/>
    </style:style>
    <style:style style:name="TBL_0_0_row_233" style:family="table-row">
      <style:table-row-properties style:use-optimal-row-height="false" style:row-height="0.01in"/>
    </style:style>
    <style:style style:name="C6" style:family="table-cell">
      <style:table-cell-properties fo:wrap-option="wrap" style:shrink-to-fit="false" fo:background-color="#FFFFFF" fo:border-top="0.020833333333333332in solid #000000" fo:padding-top="0.0in" fo:padding-left="0.0in" fo:padding-bottom="0.0in" fo:padding-right="0.0in" style:vertical-align="top"/>
      <style:paragraph-properties fo:text-align="start"/>
    </style:style>
    <style:style style:name="TBL_0_0_row_234" style:family="table-row">
      <style:table-row-properties style:use-optimal-row-height="false" style:row-height="0.23in"/>
    </style:style>
    <style:style style:name="TBL_0_0_row_235" style:family="table-row">
      <style:table-row-properties style:use-optimal-row-height="false" style:row-height="0.27in"/>
    </style:style>
    <style:style style:name="TBL_0_0_row_236" style:family="table-row">
      <style:table-row-properties style:use-optimal-row-height="false" style:row-height="0.27in"/>
    </style:style>
    <style:style style:name="TBL_0_0_row_237" style:family="table-row">
      <style:table-row-properties style:use-optimal-row-height="false" style:row-height="0.27in"/>
    </style:style>
    <style:style style:name="TBL_0_0_row_238" style:family="table-row">
      <style:table-row-properties style:use-optimal-row-height="false" style:row-height="0.18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row table:style-name="TBL_0_0_row_0">
          <table:table-cell table:style-name="C0" table:number-columns-spanned="12">
            <text:p text:style-name="P0"><text:bookmark text:name="JR_PAGE_ANCHOR_0_1"/><text:span text:style-name="T0">Laporan Penerimaan Kas Oleh Kasir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1" table:number-columns-spanned="3">
            <text:p text:style-name="P1"><text:span text:style-name="T1">Nama Kasir : Rusly</text:span></text:p>
          </table:table-cell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">
          <table:table-cell table:style-name="C1" table:number-columns-spanned="3">
            <text:p text:style-name="P1"><text:span text:style-name="T1">NIP : 2</text:span></text:p>
          </table:table-cell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3">
          <table:table-cell table:style-name="C3" table:number-columns-spanned="10">
            <text:p/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2"/>
          <table:table-cell table:style-name="C2"/>
        </table:table-row>
        <table:table-row table:style-name="TBL_0_0_row_4">
          <table:table-cell table:style-name="C2"/>
          <table:table-cell table:style-name="C2"/>
          <table:table-cell table:style-name="C2"/>
          <table:table-cell table:style-name="C2"/>
          <table:table-cell table:style-name="C4" table:number-columns-spanned="2" table:number-rows-spanned="3">
            <text:p text:style-name="P2"><text:span text:style-name="T1">Nama Siswa</text:span></text:p>
          </table:table-cell>
          <table:table-cell table:style-name="C4"/>
          <table:table-cell table:style-name="C4" table:number-columns-spanned="2" table:number-rows-spanned="3">
            <text:p text:style-name="P2"><text:span text:style-name="T1">Tanggal</text:span></text:p>
          </table:table-cell>
          <table:table-cell table:style-name="C4"/>
          <table:table-cell table:style-name="C4" table:number-rows-spanned="3">
            <text:p text:style-name="P2"><text:span text:style-name="T1">No. Kuitansi</text:span></text:p>
          </table:table-cell>
          <table:table-cell table:style-name="C4" table:number-rows-spanned="3">
            <text:p text:style-name="P2"><text:span text:style-name="T1">Jumlah</text:span></text:p>
          </table:table-cell>
          <table:table-cell table:style-name="C2"/>
          <table:table-cell table:style-name="C2"/>
        </table:table-row>
        <table:table-row table:style-name="TBL_0_0_row_5">
          <table:table-cell table:style-name="C2"/>
          <table:table-cell table:style-name="C2"/>
          <table:table-cell table:style-name="C2"/>
          <table:table-cell table:style-name="C2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2"/>
          <table:table-cell table:style-name="C2"/>
        </table:table-row>
        <table:table-row table:style-name="TBL_0_0_row_6">
          <table:table-cell table:style-name="C2"/>
          <table:table-cell table:style-name="C2"/>
          <table:table-cell table:style-name="C2"/>
          <table:table-cell table:style-name="C2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2"/>
          <table:table-cell table:style-name="C2"/>
        </table:table-row>
        <table:table-row table:style-name="TBL_0_0_row_7">
          <table:table-cell table:style-name="C1" table:number-rows-spanned="3">
            <text:p text:style-name="P1"><text:span text:style-name="T1">1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</text:span></text:p>
          </table:table-cell>
          <table:table-cell table:style-name="C5" table:number-rows-spanned="3">
            <text:p text:style-name="P3"><text:span text:style-name="T1">Rp 300,000</text:span></text:p>
          </table:table-cell>
          <table:table-cell table:style-name="C2"/>
          <table:table-cell table:style-name="C2"/>
        </table:table-row>
        <table:table-row table:style-name="TBL_0_0_row_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">
          <table:table-cell table:style-name="C1" table:number-rows-spanned="3">
            <text:p text:style-name="P1"><text:span text:style-name="T1">2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2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2</text:span></text:p>
          </table:table-cell>
          <table:table-cell table:style-name="C5" table:number-rows-spanned="3">
            <text:p text:style-name="P3"><text:span text:style-name="T1">Rp 500,000</text:span></text:p>
          </table:table-cell>
          <table:table-cell table:style-name="C2"/>
          <table:table-cell table:style-name="C2"/>
        </table:table-row>
        <table:table-row table:style-name="TBL_0_0_row_13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4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5">
          <table:table-cell table:style-name="C1" table:number-rows-spanned="3">
            <text:p text:style-name="P1"><text:span text:style-name="T1">3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6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3</text:span></text:p>
          </table:table-cell>
          <table:table-cell table:style-name="C5" table:number-rows-spanned="3">
            <text:p text:style-name="P3"><text:span text:style-name="T1">Rp 100,000</text:span></text:p>
          </table:table-cell>
          <table:table-cell table:style-name="C2"/>
          <table:table-cell table:style-name="C2"/>
        </table:table-row>
        <table:table-row table:style-name="TBL_0_0_row_17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8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9">
          <table:table-cell table:style-name="C1" table:number-rows-spanned="3">
            <text:p text:style-name="P1"><text:span text:style-name="T1">4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0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4</text:span></text:p>
          </table:table-cell>
          <table:table-cell table:style-name="C5" table:number-rows-spanned="3">
            <text:p text:style-name="P3"><text:span text:style-name="T1">Rp 50,000</text:span></text:p>
          </table:table-cell>
          <table:table-cell table:style-name="C2"/>
          <table:table-cell table:style-name="C2"/>
        </table:table-row>
        <table:table-row table:style-name="TBL_0_0_row_21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2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3">
          <table:table-cell table:style-name="C1" table:number-rows-spanned="3">
            <text:p text:style-name="P1"><text:span text:style-name="T1">5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4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5</text:span></text:p>
          </table:table-cell>
          <table:table-cell table:style-name="C5" table:number-rows-spanned="3">
            <text:p text:style-name="P3"><text:span text:style-name="T1">Rp 20,000</text:span></text:p>
          </table:table-cell>
          <table:table-cell table:style-name="C2"/>
          <table:table-cell table:style-name="C2"/>
        </table:table-row>
        <table:table-row table:style-name="TBL_0_0_row_25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6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7">
          <table:table-cell table:style-name="C1" table:number-rows-spanned="3">
            <text:p text:style-name="P1"><text:span text:style-name="T1">6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6</text:span></text:p>
          </table:table-cell>
          <table:table-cell table:style-name="C5" table:number-rows-spanned="3">
            <text:p text:style-name="P3"><text:span text:style-name="T1">Rp 30,000</text:span></text:p>
          </table:table-cell>
          <table:table-cell table:style-name="C2"/>
          <table:table-cell table:style-name="C2"/>
        </table:table-row>
        <table:table-row table:style-name="TBL_0_0_row_2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3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31">
          <table:table-cell table:style-name="C1" table:number-rows-spanned="3">
            <text:p text:style-name="P1"><text:span text:style-name="T1">7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32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7</text:span></text:p>
          </table:table-cell>
          <table:table-cell table:style-name="C5" table:number-rows-spanned="3">
            <text:p text:style-name="P3"><text:span text:style-name="T1">Rp 50,000</text:span></text:p>
          </table:table-cell>
          <table:table-cell table:style-name="C2"/>
          <table:table-cell table:style-name="C2"/>
        </table:table-row>
        <table:table-row table:style-name="TBL_0_0_row_33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34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35">
          <table:table-cell table:style-name="C1" table:number-rows-spanned="3">
            <text:p text:style-name="P1"><text:span text:style-name="T1">8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36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8</text:span></text:p>
          </table:table-cell>
          <table:table-cell table:style-name="C5" table:number-rows-spanned="3">
            <text:p text:style-name="P3"><text:span text:style-name="T1">Rp 250,000</text:span></text:p>
          </table:table-cell>
          <table:table-cell table:style-name="C2"/>
          <table:table-cell table:style-name="C2"/>
        </table:table-row>
        <table:table-row table:style-name="TBL_0_0_row_37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38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39">
          <table:table-cell table:style-name="C1" table:number-rows-spanned="3">
            <text:p text:style-name="P1"><text:span text:style-name="T1">9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40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9</text:span></text:p>
          </table:table-cell>
          <table:table-cell table:style-name="C5" table:number-rows-spanned="3">
            <text:p text:style-name="P3"><text:span text:style-name="T1">Rp 50,000</text:span></text:p>
          </table:table-cell>
          <table:table-cell table:style-name="C2"/>
          <table:table-cell table:style-name="C2"/>
        </table:table-row>
        <table:table-row table:style-name="TBL_0_0_row_41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42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43">
          <table:table-cell table:style-name="C1" table:number-rows-spanned="3">
            <text:p text:style-name="P1"><text:span text:style-name="T1">10</text:span></text:p>
          </table:table-cell>
          <table:table-cell table:style-name="C0" table:number-columns-spanned="3" table:number-rows-spanned="3">
            <text:p text:style-name="P0"><text:span text:style-name="T1">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44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1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0</text:span></text:p>
          </table:table-cell>
          <table:table-cell table:style-name="C5" table:number-rows-spanned="3">
            <text:p text:style-name="P3"><text:span text:style-name="T1">Rp 50,000</text:span></text:p>
          </table:table-cell>
          <table:table-cell table:style-name="C2"/>
          <table:table-cell table:style-name="C2"/>
        </table:table-row>
        <table:table-row table:style-name="TBL_0_0_row_45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46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47">
          <table:table-cell table:style-name="C1" table:number-rows-spanned="3">
            <text:p text:style-name="P1"><text:span text:style-name="T1">11</text:span></text:p>
          </table:table-cell>
          <table:table-cell table:style-name="C0" table:number-columns-spanned="3" table:number-rows-spanned="3">
            <text:p text:style-name="P0"><text:span text:style-name="T1">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4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1</text:span></text:p>
          </table:table-cell>
          <table:table-cell table:style-name="C5" table:number-rows-spanned="3">
            <text:p text:style-name="P3"><text:span text:style-name="T1">Rp 525,000</text:span></text:p>
          </table:table-cell>
          <table:table-cell table:style-name="C2"/>
          <table:table-cell table:style-name="C2"/>
        </table:table-row>
        <table:table-row table:style-name="TBL_0_0_row_4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5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51">
          <table:table-cell table:style-name="C1" table:number-rows-spanned="3">
            <text:p text:style-name="P1"><text:span text:style-name="T1">12</text:span></text:p>
          </table:table-cell>
          <table:table-cell table:style-name="C0" table:number-columns-spanned="3" table:number-rows-spanned="3">
            <text:p text:style-name="P0"><text:span text:style-name="T1">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52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3</text:span></text:p>
          </table:table-cell>
          <table:table-cell table:style-name="C5" table:number-rows-spanned="3">
            <text:p text:style-name="P3"><text:span text:style-name="T1">Rp 2,505,000</text:span></text:p>
          </table:table-cell>
          <table:table-cell table:style-name="C2"/>
          <table:table-cell table:style-name="C2"/>
        </table:table-row>
        <table:table-row table:style-name="TBL_0_0_row_53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54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55">
          <table:table-cell table:style-name="C1" table:number-rows-spanned="3">
            <text:p text:style-name="P1"><text:span text:style-name="T1">13</text:span></text:p>
          </table:table-cell>
          <table:table-cell table:style-name="C0" table:number-columns-spanned="3" table:number-rows-spanned="3">
            <text:p text:style-name="P0"><text:span text:style-name="T1">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56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4</text:span></text:p>
          </table:table-cell>
          <table:table-cell table:style-name="C5" table:number-rows-spanned="3">
            <text:p text:style-name="P3"><text:span text:style-name="T1">Rp 495,000</text:span></text:p>
          </table:table-cell>
          <table:table-cell table:style-name="C2"/>
          <table:table-cell table:style-name="C2"/>
        </table:table-row>
        <table:table-row table:style-name="TBL_0_0_row_57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58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59">
          <table:table-cell table:style-name="C1" table:number-rows-spanned="3">
            <text:p text:style-name="P1"><text:span text:style-name="T1">14</text:span></text:p>
          </table:table-cell>
          <table:table-cell table:style-name="C0" table:number-columns-spanned="3" table:number-rows-spanned="3">
            <text:p text:style-name="P0"><text:span text:style-name="T1">3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60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3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2</text:span></text:p>
          </table:table-cell>
          <table:table-cell table:style-name="C5" table:number-rows-spanned="3">
            <text:p text:style-name="P3"><text:span text:style-name="T1">Rp 1,400,000</text:span></text:p>
          </table:table-cell>
          <table:table-cell table:style-name="C2"/>
          <table:table-cell table:style-name="C2"/>
        </table:table-row>
        <table:table-row table:style-name="TBL_0_0_row_61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62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63">
          <table:table-cell table:style-name="C1" table:number-rows-spanned="3">
            <text:p text:style-name="P1"><text:span text:style-name="T1">15</text:span></text:p>
          </table:table-cell>
          <table:table-cell table:style-name="C0" table:number-columns-spanned="3" table:number-rows-spanned="3">
            <text:p text:style-name="P0"><text:span text:style-name="T1">4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64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4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31-May-2014</text:span></text:p>
          </table:table-cell>
          <table:table-cell table:style-name="C0"/>
          <table:table-cell table:style-name="C0" table:number-rows-spanned="3">
            <text:p text:style-name="P0"><text:span text:style-name="T1">15</text:span></text:p>
          </table:table-cell>
          <table:table-cell table:style-name="C5" table:number-rows-spanned="3">
            <text:p text:style-name="P3"><text:span text:style-name="T1">Rp 1,540,000</text:span></text:p>
          </table:table-cell>
          <table:table-cell table:style-name="C2"/>
          <table:table-cell table:style-name="C2"/>
        </table:table-row>
        <table:table-row table:style-name="TBL_0_0_row_65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66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67">
          <table:table-cell table:style-name="C1" table:number-rows-spanned="3">
            <text:p text:style-name="P1"><text:span text:style-name="T1">16</text:span></text:p>
          </table:table-cell>
          <table:table-cell table:style-name="C0" table:number-columns-spanned="3" table:number-rows-spanned="3">
            <text:p text:style-name="P0"><text:span text:style-name="T1">A00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6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5</text:span></text:p>
          </table:table-cell>
          <table:table-cell table:style-name="C5" table:number-rows-spanned="3">
            <text:p text:style-name="P3"><text:span text:style-name="T1">Rp 200,015</text:span></text:p>
          </table:table-cell>
          <table:table-cell table:style-name="C2"/>
          <table:table-cell table:style-name="C2"/>
        </table:table-row>
        <table:table-row table:style-name="TBL_0_0_row_6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7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71">
          <table:table-cell table:style-name="C1" table:number-rows-spanned="3">
            <text:p text:style-name="P1"><text:span text:style-name="T1">17</text:span></text:p>
          </table:table-cell>
          <table:table-cell table:style-name="C0" table:number-columns-spanned="3" table:number-rows-spanned="3">
            <text:p text:style-name="P0"><text:span text:style-name="T1">A00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72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6</text:span></text:p>
          </table:table-cell>
          <table:table-cell table:style-name="C5" table:number-rows-spanned="3">
            <text:p text:style-name="P3"><text:span text:style-name="T1">Rp 200,005</text:span></text:p>
          </table:table-cell>
          <table:table-cell table:style-name="C2"/>
          <table:table-cell table:style-name="C2"/>
        </table:table-row>
        <table:table-row table:style-name="TBL_0_0_row_73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74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75">
          <table:table-cell table:style-name="C1" table:number-rows-spanned="3">
            <text:p text:style-name="P1"><text:span text:style-name="T1">18</text:span></text:p>
          </table:table-cell>
          <table:table-cell table:style-name="C0" table:number-columns-spanned="3" table:number-rows-spanned="3">
            <text:p text:style-name="P0"><text:span text:style-name="T1">A00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76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7</text:span></text:p>
          </table:table-cell>
          <table:table-cell table:style-name="C5" table:number-rows-spanned="3">
            <text:p text:style-name="P3"><text:span text:style-name="T1">Rp 200,007</text:span></text:p>
          </table:table-cell>
          <table:table-cell table:style-name="C2"/>
          <table:table-cell table:style-name="C2"/>
        </table:table-row>
        <table:table-row table:style-name="TBL_0_0_row_77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78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79">
          <table:table-cell table:style-name="C1" table:number-rows-spanned="3">
            <text:p text:style-name="P1"><text:span text:style-name="T1">19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80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25</text:span></text:p>
          </table:table-cell>
          <table:table-cell table:style-name="C5" table:number-rows-spanned="3">
            <text:p text:style-name="P3"><text:span text:style-name="T1">Rp 200,030</text:span></text:p>
          </table:table-cell>
          <table:table-cell table:style-name="C2"/>
          <table:table-cell table:style-name="C2"/>
        </table:table-row>
        <table:table-row table:style-name="TBL_0_0_row_81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82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83">
          <table:table-cell table:style-name="C1" table:number-rows-spanned="3">
            <text:p text:style-name="P1"><text:span text:style-name="T1">20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84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26</text:span></text:p>
          </table:table-cell>
          <table:table-cell table:style-name="C5" table:number-rows-spanned="3">
            <text:p text:style-name="P3"><text:span text:style-name="T1">Rp 200,030</text:span></text:p>
          </table:table-cell>
          <table:table-cell table:style-name="C2"/>
          <table:table-cell table:style-name="C2"/>
        </table:table-row>
        <table:table-row table:style-name="TBL_0_0_row_85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86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87">
          <table:table-cell table:style-name="C1" table:number-rows-spanned="3">
            <text:p text:style-name="P1"><text:span text:style-name="T1">21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8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27</text:span></text:p>
          </table:table-cell>
          <table:table-cell table:style-name="C5" table:number-rows-spanned="3">
            <text:p text:style-name="P3"><text:span text:style-name="T1">Rp 200,030</text:span></text:p>
          </table:table-cell>
          <table:table-cell table:style-name="C2"/>
          <table:table-cell table:style-name="C2"/>
        </table:table-row>
        <table:table-row table:style-name="TBL_0_0_row_8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9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91">
          <table:table-cell table:style-name="C1" table:number-rows-spanned="3">
            <text:p text:style-name="P1"><text:span text:style-name="T1">22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92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28</text:span></text:p>
          </table:table-cell>
          <table:table-cell table:style-name="C5" table:number-rows-spanned="3">
            <text:p text:style-name="P3"><text:span text:style-name="T1">Rp 200,040</text:span></text:p>
          </table:table-cell>
          <table:table-cell table:style-name="C2"/>
          <table:table-cell table:style-name="C2"/>
        </table:table-row>
        <table:table-row table:style-name="TBL_0_0_row_93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94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95">
          <table:table-cell table:style-name="C1" table:number-rows-spanned="3">
            <text:p text:style-name="P1"><text:span text:style-name="T1">23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96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29</text:span></text:p>
          </table:table-cell>
          <table:table-cell table:style-name="C5" table:number-rows-spanned="3">
            <text:p text:style-name="P3"><text:span text:style-name="T1">Rp 200,050</text:span></text:p>
          </table:table-cell>
          <table:table-cell table:style-name="C2"/>
          <table:table-cell table:style-name="C2"/>
        </table:table-row>
        <table:table-row table:style-name="TBL_0_0_row_97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98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99">
          <table:table-cell table:style-name="C1" table:number-rows-spanned="3">
            <text:p text:style-name="P1"><text:span text:style-name="T1">24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00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0</text:span></text:p>
          </table:table-cell>
          <table:table-cell table:style-name="C5" table:number-rows-spanned="3">
            <text:p text:style-name="P3"><text:span text:style-name="T1">Rp 200,050</text:span></text:p>
          </table:table-cell>
          <table:table-cell table:style-name="C2"/>
          <table:table-cell table:style-name="C2"/>
        </table:table-row>
        <table:table-row table:style-name="TBL_0_0_row_101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02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03">
          <table:table-cell table:style-name="C1" table:number-rows-spanned="3">
            <text:p text:style-name="P1"><text:span text:style-name="T1">25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04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1</text:span></text:p>
          </table:table-cell>
          <table:table-cell table:style-name="C5" table:number-rows-spanned="3">
            <text:p text:style-name="P3"><text:span text:style-name="T1">Rp 200,011</text:span></text:p>
          </table:table-cell>
          <table:table-cell table:style-name="C2"/>
          <table:table-cell table:style-name="C2"/>
        </table:table-row>
        <table:table-row table:style-name="TBL_0_0_row_105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06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07">
          <table:table-cell table:style-name="C1" table:number-rows-spanned="3">
            <text:p text:style-name="P1"><text:span text:style-name="T1">26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0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2</text:span></text:p>
          </table:table-cell>
          <table:table-cell table:style-name="C5" table:number-rows-spanned="3">
            <text:p text:style-name="P3"><text:span text:style-name="T1">Rp 200,015</text:span></text:p>
          </table:table-cell>
          <table:table-cell table:style-name="C2"/>
          <table:table-cell table:style-name="C2"/>
        </table:table-row>
        <table:table-row table:style-name="TBL_0_0_row_10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1">
          <table:table-cell table:style-name="C1" table:number-rows-spanned="3">
            <text:p text:style-name="P1"><text:span text:style-name="T1">27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12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3</text:span></text:p>
          </table:table-cell>
          <table:table-cell table:style-name="C5" table:number-rows-spanned="3">
            <text:p text:style-name="P3"><text:span text:style-name="T1">Rp 200,016</text:span></text:p>
          </table:table-cell>
          <table:table-cell table:style-name="C2"/>
          <table:table-cell table:style-name="C2"/>
        </table:table-row>
        <table:table-row table:style-name="TBL_0_0_row_113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4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5">
          <table:table-cell table:style-name="C1" table:number-rows-spanned="3">
            <text:p text:style-name="P1"><text:span text:style-name="T1">28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16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4</text:span></text:p>
          </table:table-cell>
          <table:table-cell table:style-name="C5" table:number-rows-spanned="3">
            <text:p text:style-name="P3"><text:span text:style-name="T1">Rp 200,017</text:span></text:p>
          </table:table-cell>
          <table:table-cell table:style-name="C2"/>
          <table:table-cell table:style-name="C2"/>
        </table:table-row>
        <table:table-row table:style-name="TBL_0_0_row_117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8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19">
          <table:table-cell table:style-name="C1" table:number-rows-spanned="3">
            <text:p text:style-name="P1"><text:span text:style-name="T1">29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20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5</text:span></text:p>
          </table:table-cell>
          <table:table-cell table:style-name="C5" table:number-rows-spanned="3">
            <text:p text:style-name="P3"><text:span text:style-name="T1">Rp 18</text:span></text:p>
          </table:table-cell>
          <table:table-cell table:style-name="C2"/>
          <table:table-cell table:style-name="C2"/>
        </table:table-row>
        <table:table-row table:style-name="TBL_0_0_row_121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22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23">
          <table:table-cell table:style-name="C1" table:number-rows-spanned="3">
            <text:p text:style-name="P1"><text:span text:style-name="T1">30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24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6</text:span></text:p>
          </table:table-cell>
          <table:table-cell table:style-name="C5" table:number-rows-spanned="3">
            <text:p text:style-name="P3"><text:span text:style-name="T1">Rp 51</text:span></text:p>
          </table:table-cell>
          <table:table-cell table:style-name="C2"/>
          <table:table-cell table:style-name="C2"/>
        </table:table-row>
        <table:table-row table:style-name="TBL_0_0_row_125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26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27">
          <table:table-cell table:style-name="C1" table:number-rows-spanned="3">
            <text:p text:style-name="P1"><text:span text:style-name="T1">31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28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7</text:span></text:p>
          </table:table-cell>
          <table:table-cell table:style-name="C5" table:number-rows-spanned="3">
            <text:p text:style-name="P3"><text:span text:style-name="T1">Rp 20</text:span></text:p>
          </table:table-cell>
          <table:table-cell table:style-name="C2"/>
          <table:table-cell table:style-name="C2"/>
        </table:table-row>
        <table:table-row table:style-name="TBL_0_0_row_129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30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31"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5" table:number-columns-spanned="3">
            <text:p text:style-name="P3"><text:span text:style-name="T2">Halaman : 1</text:span></text:p>
          </table:table-cell>
          <table:table-cell table:style-name="C5"/>
          <table:table-cell table:style-name="C5"/>
          <table:table-cell table:style-name="C2"/>
        </table:table-row>
        <table:table-row table:style-name="TBL_0_0_row_132">
          <table:table-cell table:style-name="C1" table:number-columns-spanned="3">
            <text:p text:style-name="P1"><text:span text:style-name="T1">Nama Kasir : Rusly</text:span></text:p>
          </table:table-cell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33">
          <table:table-cell table:style-name="C1" table:number-columns-spanned="3">
            <text:p text:style-name="P1"><text:span text:style-name="T1">NIP : 2</text:span></text:p>
          </table:table-cell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34">
          <table:table-cell table:style-name="C3" table:number-columns-spanned="10">
            <text:p/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2"/>
          <table:table-cell table:style-name="C2"/>
        </table:table-row>
        <table:table-row table:style-name="TBL_0_0_row_135">
          <table:table-cell table:style-name="C2"/>
          <table:table-cell table:style-name="C2"/>
          <table:table-cell table:style-name="C2"/>
          <table:table-cell table:style-name="C2"/>
          <table:table-cell table:style-name="C4" table:number-columns-spanned="2" table:number-rows-spanned="3">
            <text:p text:style-name="P2"><text:span text:style-name="T1">Nama Siswa</text:span></text:p>
          </table:table-cell>
          <table:table-cell table:style-name="C4"/>
          <table:table-cell table:style-name="C4" table:number-columns-spanned="2" table:number-rows-spanned="3">
            <text:p text:style-name="P2"><text:span text:style-name="T1">Tanggal</text:span></text:p>
          </table:table-cell>
          <table:table-cell table:style-name="C4"/>
          <table:table-cell table:style-name="C4" table:number-rows-spanned="3">
            <text:p text:style-name="P2"><text:span text:style-name="T1">No. Kuitansi</text:span></text:p>
          </table:table-cell>
          <table:table-cell table:style-name="C4" table:number-rows-spanned="3">
            <text:p text:style-name="P2"><text:span text:style-name="T1">Jumlah</text:span></text:p>
          </table:table-cell>
          <table:table-cell table:style-name="C2"/>
          <table:table-cell table:style-name="C2"/>
        </table:table-row>
        <table:table-row table:style-name="TBL_0_0_row_136">
          <table:table-cell table:style-name="C2"/>
          <table:table-cell table:style-name="C2"/>
          <table:table-cell table:style-name="C2"/>
          <table:table-cell table:style-name="C2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2"/>
          <table:table-cell table:style-name="C2"/>
        </table:table-row>
        <table:table-row table:style-name="TBL_0_0_row_137">
          <table:table-cell table:style-name="C2"/>
          <table:table-cell table:style-name="C2"/>
          <table:table-cell table:style-name="C2"/>
          <table:table-cell table:style-name="C2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2"/>
          <table:table-cell table:style-name="C2"/>
        </table:table-row>
        <table:table-row table:style-name="TBL_0_0_row_138">
          <table:table-cell table:style-name="C1" table:number-rows-spanned="3">
            <text:p text:style-name="P1"><text:span text:style-name="T1">32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39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8</text:span></text:p>
          </table:table-cell>
          <table:table-cell table:style-name="C5" table:number-rows-spanned="3">
            <text:p text:style-name="P3"><text:span text:style-name="T1">Rp 21</text:span></text:p>
          </table:table-cell>
          <table:table-cell table:style-name="C2"/>
          <table:table-cell table:style-name="C2"/>
        </table:table-row>
        <table:table-row table:style-name="TBL_0_0_row_140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41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42">
          <table:table-cell table:style-name="C1" table:number-rows-spanned="3">
            <text:p text:style-name="P1"><text:span text:style-name="T1">33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43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39</text:span></text:p>
          </table:table-cell>
          <table:table-cell table:style-name="C5" table:number-rows-spanned="3">
            <text:p text:style-name="P3"><text:span text:style-name="T1">Rp 11</text:span></text:p>
          </table:table-cell>
          <table:table-cell table:style-name="C2"/>
          <table:table-cell table:style-name="C2"/>
        </table:table-row>
        <table:table-row table:style-name="TBL_0_0_row_144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45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46">
          <table:table-cell table:style-name="C1" table:number-rows-spanned="3">
            <text:p text:style-name="P1"><text:span text:style-name="T1">34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47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0</text:span></text:p>
          </table:table-cell>
          <table:table-cell table:style-name="C5" table:number-rows-spanned="3">
            <text:p text:style-name="P3"><text:span text:style-name="T1">Rp 55</text:span></text:p>
          </table:table-cell>
          <table:table-cell table:style-name="C2"/>
          <table:table-cell table:style-name="C2"/>
        </table:table-row>
        <table:table-row table:style-name="TBL_0_0_row_148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49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50">
          <table:table-cell table:style-name="C1" table:number-rows-spanned="3">
            <text:p text:style-name="P1"><text:span text:style-name="T1">35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51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1</text:span></text:p>
          </table:table-cell>
          <table:table-cell table:style-name="C5" table:number-rows-spanned="3">
            <text:p text:style-name="P3"><text:span text:style-name="T1">Rp 54</text:span></text:p>
          </table:table-cell>
          <table:table-cell table:style-name="C2"/>
          <table:table-cell table:style-name="C2"/>
        </table:table-row>
        <table:table-row table:style-name="TBL_0_0_row_152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53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54">
          <table:table-cell table:style-name="C1" table:number-rows-spanned="3">
            <text:p text:style-name="P1"><text:span text:style-name="T1">36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55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2</text:span></text:p>
          </table:table-cell>
          <table:table-cell table:style-name="C5" table:number-rows-spanned="3">
            <text:p text:style-name="P3"><text:span text:style-name="T1">Rp 8</text:span></text:p>
          </table:table-cell>
          <table:table-cell table:style-name="C2"/>
          <table:table-cell table:style-name="C2"/>
        </table:table-row>
        <table:table-row table:style-name="TBL_0_0_row_156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57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58">
          <table:table-cell table:style-name="C1" table:number-rows-spanned="3">
            <text:p text:style-name="P1"><text:span text:style-name="T1">37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59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3</text:span></text:p>
          </table:table-cell>
          <table:table-cell table:style-name="C5" table:number-rows-spanned="3">
            <text:p text:style-name="P3"><text:span text:style-name="T1">Rp 7</text:span></text:p>
          </table:table-cell>
          <table:table-cell table:style-name="C2"/>
          <table:table-cell table:style-name="C2"/>
        </table:table-row>
        <table:table-row table:style-name="TBL_0_0_row_160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61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62">
          <table:table-cell table:style-name="C1" table:number-rows-spanned="3">
            <text:p text:style-name="P1"><text:span text:style-name="T1">38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63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4</text:span></text:p>
          </table:table-cell>
          <table:table-cell table:style-name="C5" table:number-rows-spanned="3">
            <text:p text:style-name="P3"><text:span text:style-name="T1">Rp 32</text:span></text:p>
          </table:table-cell>
          <table:table-cell table:style-name="C2"/>
          <table:table-cell table:style-name="C2"/>
        </table:table-row>
        <table:table-row table:style-name="TBL_0_0_row_164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65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66">
          <table:table-cell table:style-name="C1" table:number-rows-spanned="3">
            <text:p text:style-name="P1"><text:span text:style-name="T1">39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67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8</text:span></text:p>
          </table:table-cell>
          <table:table-cell table:style-name="C5" table:number-rows-spanned="3">
            <text:p text:style-name="P3"><text:span text:style-name="T1">Rp 550</text:span></text:p>
          </table:table-cell>
          <table:table-cell table:style-name="C2"/>
          <table:table-cell table:style-name="C2"/>
        </table:table-row>
        <table:table-row table:style-name="TBL_0_0_row_168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69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70">
          <table:table-cell table:style-name="C1" table:number-rows-spanned="3">
            <text:p text:style-name="P1"><text:span text:style-name="T1">40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71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49</text:span></text:p>
          </table:table-cell>
          <table:table-cell table:style-name="C5" table:number-rows-spanned="3">
            <text:p text:style-name="P3"><text:span text:style-name="T1">Rp 570</text:span></text:p>
          </table:table-cell>
          <table:table-cell table:style-name="C2"/>
          <table:table-cell table:style-name="C2"/>
        </table:table-row>
        <table:table-row table:style-name="TBL_0_0_row_172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73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74">
          <table:table-cell table:style-name="C1" table:number-rows-spanned="3">
            <text:p text:style-name="P1"><text:span text:style-name="T1">41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75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50</text:span></text:p>
          </table:table-cell>
          <table:table-cell table:style-name="C5" table:number-rows-spanned="3">
            <text:p text:style-name="P3"><text:span text:style-name="T1">Rp 12</text:span></text:p>
          </table:table-cell>
          <table:table-cell table:style-name="C2"/>
          <table:table-cell table:style-name="C2"/>
        </table:table-row>
        <table:table-row table:style-name="TBL_0_0_row_176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77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78">
          <table:table-cell table:style-name="C1" table:number-rows-spanned="3">
            <text:p text:style-name="P1"><text:span text:style-name="T1">42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79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51</text:span></text:p>
          </table:table-cell>
          <table:table-cell table:style-name="C5" table:number-rows-spanned="3">
            <text:p text:style-name="P3"><text:span text:style-name="T1">Rp 24</text:span></text:p>
          </table:table-cell>
          <table:table-cell table:style-name="C2"/>
          <table:table-cell table:style-name="C2"/>
        </table:table-row>
        <table:table-row table:style-name="TBL_0_0_row_180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81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82">
          <table:table-cell table:style-name="C1" table:number-rows-spanned="3">
            <text:p text:style-name="P1"><text:span text:style-name="T1">43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83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52</text:span></text:p>
          </table:table-cell>
          <table:table-cell table:style-name="C5" table:number-rows-spanned="3">
            <text:p text:style-name="P3"><text:span text:style-name="T1">Rp 12</text:span></text:p>
          </table:table-cell>
          <table:table-cell table:style-name="C2"/>
          <table:table-cell table:style-name="C2"/>
        </table:table-row>
        <table:table-row table:style-name="TBL_0_0_row_184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85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86">
          <table:table-cell table:style-name="C1" table:number-rows-spanned="3">
            <text:p text:style-name="P1"><text:span text:style-name="T1">44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87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53</text:span></text:p>
          </table:table-cell>
          <table:table-cell table:style-name="C5" table:number-rows-spanned="3">
            <text:p text:style-name="P3"><text:span text:style-name="T1">Rp 11</text:span></text:p>
          </table:table-cell>
          <table:table-cell table:style-name="C2"/>
          <table:table-cell table:style-name="C2"/>
        </table:table-row>
        <table:table-row table:style-name="TBL_0_0_row_188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89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90">
          <table:table-cell table:style-name="C1" table:number-rows-spanned="3">
            <text:p text:style-name="P1"><text:span text:style-name="T1">45</text:span></text:p>
          </table:table-cell>
          <table:table-cell table:style-name="C0" table:number-columns-spanned="3" table:number-rows-spanned="3">
            <text:p text:style-name="P0"><text:span text:style-name="T1">A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91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13-Jun-2014</text:span></text:p>
          </table:table-cell>
          <table:table-cell table:style-name="C0"/>
          <table:table-cell table:style-name="C0" table:number-rows-spanned="3">
            <text:p text:style-name="P0"><text:span text:style-name="T1">54</text:span></text:p>
          </table:table-cell>
          <table:table-cell table:style-name="C5" table:number-rows-spanned="3">
            <text:p text:style-name="P3"><text:span text:style-name="T1">Rp 905</text:span></text:p>
          </table:table-cell>
          <table:table-cell table:style-name="C2"/>
          <table:table-cell table:style-name="C2"/>
        </table:table-row>
        <table:table-row table:style-name="TBL_0_0_row_192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93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94">
          <table:table-cell table:style-name="C1" table:number-rows-spanned="3">
            <text:p text:style-name="P1"><text:span text:style-name="T1">46</text:span></text:p>
          </table:table-cell>
          <table:table-cell table:style-name="C0" table:number-columns-spanned="3" table:number-rows-spanned="3">
            <text:p text:style-name="P0"><text:span text:style-name="T1">A003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95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A 3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24</text:span></text:p>
          </table:table-cell>
          <table:table-cell table:style-name="C5" table:number-rows-spanned="3">
            <text:p text:style-name="P3"><text:span text:style-name="T1">Rp 4,725,000</text:span></text:p>
          </table:table-cell>
          <table:table-cell table:style-name="C2"/>
          <table:table-cell table:style-name="C2"/>
        </table:table-row>
        <table:table-row table:style-name="TBL_0_0_row_196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97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198">
          <table:table-cell table:style-name="C1" table:number-rows-spanned="3">
            <text:p text:style-name="P1"><text:span text:style-name="T1">47</text:span></text:p>
          </table:table-cell>
          <table:table-cell table:style-name="C0" table:number-columns-spanned="3" table:number-rows-spanned="3">
            <text:p text:style-name="P0"><text:span text:style-name="T1">K00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199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K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17</text:span></text:p>
          </table:table-cell>
          <table:table-cell table:style-name="C5" table:number-rows-spanned="3">
            <text:p text:style-name="P3"><text:span text:style-name="T1">Rp 4,145,000</text:span></text:p>
          </table:table-cell>
          <table:table-cell table:style-name="C2"/>
          <table:table-cell table:style-name="C2"/>
        </table:table-row>
        <table:table-row table:style-name="TBL_0_0_row_200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01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02">
          <table:table-cell table:style-name="C1" table:number-rows-spanned="3">
            <text:p text:style-name="P1"><text:span text:style-name="T1">48</text:span></text:p>
          </table:table-cell>
          <table:table-cell table:style-name="C0" table:number-columns-spanned="3" table:number-rows-spanned="3">
            <text:p text:style-name="P0"><text:span text:style-name="T1">K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03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K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19</text:span></text:p>
          </table:table-cell>
          <table:table-cell table:style-name="C5" table:number-rows-spanned="3">
            <text:p text:style-name="P3"><text:span text:style-name="T1">Rp 4,145,000</text:span></text:p>
          </table:table-cell>
          <table:table-cell table:style-name="C2"/>
          <table:table-cell table:style-name="C2"/>
        </table:table-row>
        <table:table-row table:style-name="TBL_0_0_row_204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05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06">
          <table:table-cell table:style-name="C1" table:number-rows-spanned="3">
            <text:p text:style-name="P1"><text:span text:style-name="T1">49</text:span></text:p>
          </table:table-cell>
          <table:table-cell table:style-name="C0" table:number-columns-spanned="3" table:number-rows-spanned="3">
            <text:p text:style-name="P0"><text:span text:style-name="T1">K003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07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K 3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21</text:span></text:p>
          </table:table-cell>
          <table:table-cell table:style-name="C5" table:number-rows-spanned="3">
            <text:p text:style-name="P3"><text:span text:style-name="T1">Rp 4,145,000</text:span></text:p>
          </table:table-cell>
          <table:table-cell table:style-name="C2"/>
          <table:table-cell table:style-name="C2"/>
        </table:table-row>
        <table:table-row table:style-name="TBL_0_0_row_208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09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10">
          <table:table-cell table:style-name="C1" table:number-rows-spanned="3">
            <text:p text:style-name="P1"><text:span text:style-name="T1">50</text:span></text:p>
          </table:table-cell>
          <table:table-cell table:style-name="C0" table:number-columns-spanned="3" table:number-rows-spanned="3">
            <text:p text:style-name="P0"><text:span text:style-name="T1">K004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11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K 4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22</text:span></text:p>
          </table:table-cell>
          <table:table-cell table:style-name="C5" table:number-rows-spanned="3">
            <text:p text:style-name="P3"><text:span text:style-name="T1">Rp 5,675,000</text:span></text:p>
          </table:table-cell>
          <table:table-cell table:style-name="C2"/>
          <table:table-cell table:style-name="C2"/>
        </table:table-row>
        <table:table-row table:style-name="TBL_0_0_row_212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13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14">
          <table:table-cell table:style-name="C1" table:number-rows-spanned="3">
            <text:p text:style-name="P1"><text:span text:style-name="T1">51</text:span></text:p>
          </table:table-cell>
          <table:table-cell table:style-name="C0" table:number-columns-spanned="3" table:number-rows-spanned="3">
            <text:p text:style-name="P0"><text:span text:style-name="T1">K004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15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K 4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23</text:span></text:p>
          </table:table-cell>
          <table:table-cell table:style-name="C5" table:number-rows-spanned="3">
            <text:p text:style-name="P3"><text:span text:style-name="T1">Rp 3,995,000</text:span></text:p>
          </table:table-cell>
          <table:table-cell table:style-name="C2"/>
          <table:table-cell table:style-name="C2"/>
        </table:table-row>
        <table:table-row table:style-name="TBL_0_0_row_216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17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18">
          <table:table-cell table:style-name="C1" table:number-rows-spanned="3">
            <text:p text:style-name="P1"><text:span text:style-name="T1">52</text:span></text:p>
          </table:table-cell>
          <table:table-cell table:style-name="C0" table:number-columns-spanned="3" table:number-rows-spanned="3">
            <text:p text:style-name="P0"><text:span text:style-name="T1">P001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19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P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16</text:span></text:p>
          </table:table-cell>
          <table:table-cell table:style-name="C5" table:number-rows-spanned="3">
            <text:p text:style-name="P3"><text:span text:style-name="T1">Rp 2,050,000</text:span></text:p>
          </table:table-cell>
          <table:table-cell table:style-name="C2"/>
          <table:table-cell table:style-name="C2"/>
        </table:table-row>
        <table:table-row table:style-name="TBL_0_0_row_220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21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22">
          <table:table-cell table:style-name="C1" table:number-rows-spanned="3">
            <text:p text:style-name="P1"><text:span text:style-name="T1">53</text:span></text:p>
          </table:table-cell>
          <table:table-cell table:style-name="C0" table:number-columns-spanned="3" table:number-rows-spanned="3">
            <text:p text:style-name="P0"><text:span text:style-name="T1">P002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23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P 2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18</text:span></text:p>
          </table:table-cell>
          <table:table-cell table:style-name="C5" table:number-rows-spanned="3">
            <text:p text:style-name="P3"><text:span text:style-name="T1">Rp 2,050,000</text:span></text:p>
          </table:table-cell>
          <table:table-cell table:style-name="C2"/>
          <table:table-cell table:style-name="C2"/>
        </table:table-row>
        <table:table-row table:style-name="TBL_0_0_row_224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25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26">
          <table:table-cell table:style-name="C1" table:number-rows-spanned="3">
            <text:p text:style-name="P1"><text:span text:style-name="T1">54</text:span></text:p>
          </table:table-cell>
          <table:table-cell table:style-name="C0" table:number-columns-spanned="3" table:number-rows-spanned="3">
            <text:p text:style-name="P0"><text:span text:style-name="T1">P004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27">
          <table:table-cell table:style-name="C1"/>
          <table:table-cell table:style-name="C0"/>
          <table:table-cell table:style-name="C0"/>
          <table:table-cell table:style-name="C0"/>
          <table:table-cell table:style-name="C0" table:number-columns-spanned="2" table:number-rows-spanned="3">
            <text:p text:style-name="P0"><text:span text:style-name="T1">Siswa SMP 4</text:span></text:p>
          </table:table-cell>
          <table:table-cell table:style-name="C0"/>
          <table:table-cell table:style-name="C0" table:number-columns-spanned="2" table:number-rows-spanned="3">
            <text:p text:style-name="P0"><text:span text:style-name="T1">04-Jun-2014</text:span></text:p>
          </table:table-cell>
          <table:table-cell table:style-name="C0"/>
          <table:table-cell table:style-name="C0" table:number-rows-spanned="3">
            <text:p text:style-name="P0"><text:span text:style-name="T1">20</text:span></text:p>
          </table:table-cell>
          <table:table-cell table:style-name="C5" table:number-rows-spanned="3">
            <text:p text:style-name="P3"><text:span text:style-name="T1">Rp 2,050,000</text:span></text:p>
          </table:table-cell>
          <table:table-cell table:style-name="C2"/>
          <table:table-cell table:style-name="C2"/>
        </table:table-row>
        <table:table-row table:style-name="TBL_0_0_row_228"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29"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2"/>
          <table:table-cell table:style-name="C2"/>
        </table:table-row>
        <table:table-row table:style-name="TBL_0_0_row_230">
          <table:table-cell table:style-name="C3" table:number-columns-spanned="10">
            <text:p/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2"/>
          <table:table-cell table:style-name="C2"/>
        </table:table-row>
        <table:table-row table:style-name="TBL_0_0_row_231"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1" table:number-columns-spanned="2" table:number-rows-spanned="2">
            <text:p text:style-name="P1"><text:span text:style-name="T1">Total Kas Diterima Kasir</text:span></text:p>
          </table:table-cell>
          <table:table-cell table:style-name="C1"/>
          <table:table-cell table:style-name="C5" table:number-rows-spanned="2">
            <text:p text:style-name="P3"><text:span text:style-name="T1">Rp 32,982,272</text:span></text:p>
          </table:table-cell>
          <table:table-cell table:style-name="C2"/>
          <table:table-cell table:style-name="C2"/>
        </table:table-row>
        <table:table-row table:style-name="TBL_0_0_row_232">
          <table:table-cell table:style-name="C1" table:number-columns-spanned="2" table:number-rows-spanned="3">
            <text:p text:style-name="P1"><text:span text:style-name="T1">Bogor, </text:span></text:p>
          </table:table-cell>
          <table:table-cell table:style-name="C1"/>
          <table:table-cell table:style-name="C1" table:number-columns-spanned="3" table:number-rows-spanned="3">
            <text:p text:style-name="P1"><text:span text:style-name="T1">28-Jun-2014</text:span></text:p>
          </table:table-cell>
          <table:table-cell table:style-name="C1"/>
          <table:table-cell table:style-name="C1"/>
          <table:table-cell table:style-name="C2"/>
          <table:table-cell table:style-name="C2"/>
          <table:table-cell table:style-name="C1"/>
          <table:table-cell table:style-name="C1"/>
          <table:table-cell table:style-name="C5"/>
          <table:table-cell table:style-name="C2"/>
          <table:table-cell table:style-name="C2"/>
        </table:table-row>
        <table:table-row table:style-name="TBL_0_0_row_23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2"/>
          <table:table-cell table:style-name="C2"/>
          <table:table-cell table:style-name="C6" table:number-columns-spanned="3">
            <text:p/>
          </table:table-cell>
          <table:table-cell table:style-name="C6"/>
          <table:table-cell table:style-name="C6"/>
          <table:table-cell table:style-name="C2"/>
          <table:table-cell table:style-name="C2"/>
        </table:table-row>
        <table:table-row table:style-name="TBL_0_0_row_23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35">
          <table:table-cell table:style-name="C0" table:number-columns-spanned="3">
            <text:p text:style-name="P0"><text:span text:style-name="T1">Tanda Tangan,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36">
          <table:table-cell table:style-name="C0" table:number-columns-spanned="3">
            <text:p text:style-name="P0"><text:span text:style-name="T1">Rusly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37">
          <table:table-cell table:style-name="C0" table:number-columns-spanned="3">
            <text:p text:style-name="P0"><text:span text:style-name="T1">Administrator</text:span></text:p>
          </table:table-cell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</table:table-row>
        <table:table-row table:style-name="TBL_0_0_row_238"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5" table:number-columns-spanned="3">
            <text:p text:style-name="P3"><text:span text:style-name="T2">Halaman : 2</text:span></text:p>
          </table:table-cell>
          <table:table-cell table:style-name="C5"/>
          <table:table-cell table:style-name="C5"/>
          <table:table-cell table:style-name="C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